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30.03mm" fo:margin-left="26.11mm" style:page-number="auto" table:align="left" style:writing-mode="lr-tb"/>
    </style:style>
    <style:style style:name="Table1.A" style:family="table-column">
      <style:table-column-properties style:column-width="130.03mm"/>
    </style:style>
    <style:style style:name="Table1.1" style:family="table-row">
      <style:table-row-properties style:min-row-height="39.97mm" fo:keep-together="auto"/>
    </style:style>
    <style:style style:name="Table1.A1" style:family="table-cell">
      <style:table-cell-properties fo:padding-left="1.91mm" fo:padding-right="1.91mm" fo:padding-top="0mm" fo:padding-bottom="0mm" fo:border-left="0.5pt solid #00000a" fo:border-right="none" fo:border-top="none" fo:border-bottom="none"/>
    </style:style>
    <style:style style:name="Table1.2" style:family="table-row">
      <style:table-row-properties style:min-row-height="38.45mm" fo:keep-together="auto"/>
    </style:style>
    <style:style style:name="Table1.A2" style:family="table-cell">
      <style:table-cell-properties fo:padding-left="1.91mm" fo:padding-right="1.91mm" fo:padding-top="0mm" fo:padding-bottom="0mm" fo:border-left="0.5pt solid #00000a" fo:border-right="none" fo:border-top="none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2.17mm"/>
        </style:tab-stops>
      </style:paragraph-properties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top="0.21mm" fo:margin-bottom="0mm" fo:line-height="0.35mm"/>
    </style:style>
    <style:style style:name="P7" style:family="paragraph" style:parent-style-name="Standard">
      <style:paragraph-properties fo:margin-top="0.21mm" fo:margin-bottom="0mm" fo:line-height="0.35mm" fo:text-align="center" style:justify-single-word="false"/>
    </style:style>
    <style:style style:name="P8" style:family="paragraph" style:parent-style-name="Standard">
      <style:paragraph-properties fo:margin-left="0mm" fo:margin-right="95.25mm" fo:margin-top="6.99mm" fo:margin-bottom="0mm" fo:text-indent="0mm" style:auto-text-indent="false"/>
    </style:style>
    <style:style style:name="P9" style:family="paragraph" style:parent-style-name="Standard">
      <style:paragraph-properties fo:margin-left="10.16mm" fo:margin-right="0mm" fo:margin-top="3.18mm" fo:margin-bottom="0mm" fo:text-indent="0mm" style:auto-text-indent="false">
        <style:tab-stops>
          <style:tab-stop style:position="107.19mm" style:leader-style="dotted" style:leader-text="."/>
          <style:tab-stop style:position="160.66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3.81mm" fo:margin-bottom="0mm"/>
    </style:style>
    <style:style style:name="P11" style:family="paragraph" style:parent-style-name="Standard">
      <style:paragraph-properties fo:margin-top="3.81mm" fo:margin-bottom="0mm" fo:line-height="111%">
        <style:tab-stops>
          <style:tab-stop style:position="93.35mm" style:leader-style="dotted" style:leader-text="."/>
          <style:tab-stop style:position="160.66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2.54mm" fo:margin-bottom="0mm">
        <style:tab-stops>
          <style:tab-stop style:position="160.66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2.54mm" fo:margin-bottom="0mm" fo:line-height="85%"/>
    </style:style>
    <style:style style:name="P14" style:family="paragraph" style:parent-style-name="Standard">
      <style:paragraph-properties fo:margin-top="2.54mm" fo:margin-bottom="0mm" fo:line-height="86%">
        <style:tab-stops>
          <style:tab-stop style:position="61.47mm" style:type="right"/>
        </style:tab-stops>
      </style:paragraph-properties>
    </style:style>
    <style:style style:name="P15" style:family="paragraph" style:parent-style-name="Standard">
      <style:paragraph-properties fo:margin-left="0mm" fo:margin-right="1.27mm" fo:margin-top="1.91mm" fo:margin-bottom="0mm" fo:text-indent="0mm" style:auto-text-indent="false"/>
    </style:style>
    <style:style style:name="P16" style:family="paragraph" style:parent-style-name="Standard" style:master-page-name="">
      <style:paragraph-properties fo:margin-left="0mm" fo:margin-right="1.27mm" fo:text-indent="0mm" style:auto-text-indent="false" style:page-number="auto"/>
    </style:style>
    <style:style style:name="P17" style:family="paragraph" style:parent-style-name="Standard">
      <style:paragraph-properties fo:margin-left="6.35mm" fo:margin-right="0mm" fo:margin-top="3.81mm" fo:margin-bottom="0mm" fo:text-indent="0mm" style:auto-text-indent="false"/>
    </style:style>
    <style:style style:name="P18" style:family="paragraph" style:parent-style-name="Standard" style:list-style-name="WWNum2">
      <style:paragraph-properties fo:margin-left="6.35mm" fo:margin-right="0mm" fo:margin-top="3.81mm" fo:margin-bottom="0mm" fo:text-indent="0mm" style:auto-text-indent="false">
        <style:tab-stops>
          <style:tab-stop style:position="10.16mm" style:type="char" style:char="."/>
        </style:tab-stops>
      </style:paragraph-properties>
      <style:text-properties fo:color="#000000" style:font-name="Times New Roman" fo:font-size="10.5pt" fo:font-style="italic" style:font-size-asian="10.5pt" style:font-style-asian="italic"/>
    </style:style>
    <style:style style:name="P19" style:family="paragraph" style:parent-style-name="Standard" style:list-style-name="WWNum2">
      <style:paragraph-properties fo:margin-left="6.35mm" fo:margin-right="0mm" fo:margin-top="3.18mm" fo:margin-bottom="0mm" fo:text-indent="0mm" style:auto-text-indent="false">
        <style:tab-stops>
          <style:tab-stop style:position="10.16mm" style:type="char" style:char="."/>
        </style:tab-stops>
      </style:paragraph-properties>
      <style:text-properties fo:color="#000000" style:font-name="Times New Roman" fo:font-size="10.5pt" fo:font-style="italic" style:font-size-asian="10.5pt" style:font-style-asian="italic"/>
    </style:style>
    <style:style style:name="P20" style:family="paragraph" style:parent-style-name="Standard" style:list-style-name="WWNum1">
      <style:paragraph-properties fo:margin-left="44.45mm" fo:margin-right="0mm" fo:margin-top="3.81mm" fo:margin-bottom="0mm" fo:text-indent="0mm" style:auto-text-indent="false">
        <style:tab-stops>
          <style:tab-stop style:position="50.8mm" style:type="char" style:char="."/>
        </style:tab-stops>
      </style:paragraph-properties>
    </style:style>
    <style:style style:name="P21" style:family="paragraph" style:parent-style-name="Standard" style:list-style-name="WWNum1">
      <style:paragraph-properties fo:margin-left="44.45mm" fo:margin-right="0mm" fo:margin-top="4.45mm" fo:margin-bottom="0mm" fo:text-indent="0mm" style:auto-text-indent="false">
        <style:tab-stops>
          <style:tab-stop style:position="50.8mm" style:type="char" style:char="."/>
        </style:tab-stops>
      </style:paragraph-properties>
    </style:style>
    <style:style style:name="P22" style:family="paragraph" style:parent-style-name="Standard">
      <style:paragraph-properties fo:margin-top="5.72mm" fo:margin-bottom="0mm"/>
    </style:style>
    <style:style style:name="P23" style:family="paragraph" style:parent-style-name="Standard">
      <style:paragraph-properties fo:margin-top="5.72mm" fo:margin-bottom="0mm">
        <style:tab-stops>
          <style:tab-stop style:position="110.86mm" style:type="right"/>
        </style:tab-stops>
      </style:paragraph-properties>
    </style:style>
    <style:style style:name="P24" style:family="paragraph" style:parent-style-name="Standard">
      <style:paragraph-properties fo:margin-left="13.97mm" fo:margin-right="0mm" fo:margin-top="3.81mm" fo:margin-bottom="0mm" fo:text-indent="0mm" style:auto-text-indent="false">
        <style:tab-stops>
          <style:tab-stop style:position="160.66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13.97mm" fo:margin-right="0mm" fo:margin-top="3.18mm" fo:margin-bottom="0mm" fo:text-indent="0mm" style:auto-text-indent="false">
        <style:tab-stops>
          <style:tab-stop style:position="160.66m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top="4.45mm" fo:margin-bottom="0mm"/>
    </style:style>
    <style:style style:name="P27" style:family="paragraph" style:parent-style-name="Standard">
      <style:paragraph-properties fo:margin-top="5.72mm" fo:margin-bottom="4.45mm">
        <style:tab-stops>
          <style:tab-stop style:position="114.42mm" style:type="right"/>
        </style:tab-stops>
      </style:paragraph-properties>
    </style:style>
    <style:style style:name="P28" style:family="paragraph" style:parent-style-name="Standard">
      <style:paragraph-properties fo:margin-top="0mm" fo:margin-bottom="1.91mm"/>
    </style:style>
    <style:style style:name="P29" style:family="paragraph" style:parent-style-name="Standard">
      <style:paragraph-properties fo:margin-top="1.91mm" fo:margin-bottom="0mm" fo:line-height="83%"/>
    </style:style>
    <style:style style:name="P30" style:family="paragraph" style:parent-style-name="Standard">
      <style:paragraph-properties fo:margin-left="49.53mm" fo:margin-right="0mm" fo:margin-top="1.27mm" fo:margin-bottom="0mm" fo:line-height="81%" fo:text-indent="0mm" style:auto-text-indent="false"/>
    </style:style>
    <style:style style:name="P31" style:family="paragraph" style:parent-style-name="Frame_20_contents">
      <style:paragraph-properties fo:margin-left="20.32mm" fo:margin-right="0mm" fo:line-height="3.62mm" fo:text-indent="0mm" style:auto-text-indent="false"/>
    </style:style>
    <style:style style:name="P32" style:family="paragraph" style:parent-style-name="Frame_20_contents">
      <style:paragraph-properties fo:margin-left="1.27mm" fo:margin-right="0mm" fo:margin-top="1.27mm" fo:margin-bottom="2.54mm" fo:line-height="102%" fo:text-indent="0mm" style:auto-text-indent="false"/>
    </style:style>
    <style:style style:name="P33" style:family="paragraph" style:parent-style-name="Frame_20_contents">
      <style:paragraph-properties fo:margin-left="1.27mm" fo:margin-right="34.29mm" fo:margin-top="4.45mm" fo:margin-bottom="2.12mm" fo:line-height="5.29mm" fo:text-indent="0mm" style:auto-text-indent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fo:font-size="48pt" style:font-size-asian="48pt" style:font-name-complex="Times New Roman1" style:font-size-complex="4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0000" style:font-name="Times New Roman" fo:font-size="10.5pt" fo:letter-spacing="0.07mm" style:font-size-asian="10.5pt"/>
    </style:style>
    <style:style style:name="T6" style:family="text">
      <style:text-properties fo:color="#000000" style:font-name="Times New Roman" fo:font-size="10.5pt" style:font-size-asian="10.5pt"/>
    </style:style>
    <style:style style:name="T7" style:family="text">
      <style:text-properties fo:color="#000000" style:font-name="Times New Roman" fo:font-size="10.5pt" fo:letter-spacing="0.11mm" style:font-size-asian="10.5pt"/>
    </style:style>
    <style:style style:name="T8" style:family="text">
      <style:text-properties fo:color="#000000" style:font-name="Times New Roman" fo:font-size="10.5pt" fo:letter-spacing="0.12mm" style:font-size-asian="10.5pt"/>
    </style:style>
    <style:style style:name="T9" style:family="text">
      <style:text-properties fo:color="#000000" style:font-name="Times New Roman" fo:font-size="10.5pt" fo:letter-spacing="0.14mm" style:font-size-asian="10.5pt"/>
    </style:style>
    <style:style style:name="T10" style:family="text">
      <style:text-properties fo:color="#000000" style:font-name="Times New Roman" fo:font-size="10.5pt" fo:letter-spacing="0.19mm" style:font-size-asian="10.5pt"/>
    </style:style>
    <style:style style:name="T11" style:family="text">
      <style:text-properties fo:color="#000000" style:font-name="Times New Roman" fo:font-size="10.5pt" fo:letter-spacing="0.19mm" fo:font-style="italic" style:font-size-asian="10.5pt" style:font-style-asian="italic"/>
    </style:style>
    <style:style style:name="T12" style:family="text">
      <style:text-properties fo:color="#000000" style:font-name="Times New Roman" fo:font-size="10.5pt" fo:letter-spacing="0.04mm" style:font-size-asian="10.5pt"/>
    </style:style>
    <style:style style:name="T13" style:family="text">
      <style:text-properties fo:color="#000000" style:font-name="Times New Roman" fo:font-size="10.5pt" fo:letter-spacing="-0.04mm" style:font-size-asian="10.5pt"/>
    </style:style>
    <style:style style:name="T14" style:family="text">
      <style:text-properties fo:color="#000000" style:font-name="Times New Roman" fo:font-size="10.5pt" fo:letter-spacing="-0.07mm" style:font-size-asian="10.5pt"/>
    </style:style>
    <style:style style:name="T15" style:family="text">
      <style:text-properties fo:color="#000000" style:font-name="Times New Roman" fo:font-size="10.5pt" fo:font-weight="bold" style:font-size-asian="10.5pt" style:font-weight-asian="bold"/>
    </style:style>
    <style:style style:name="T16" style:family="text">
      <style:text-properties fo:color="#000000" style:font-name="Times New Roman" fo:font-size="10.5pt" fo:letter-spacing="0.05mm" style:font-size-asian="10.5pt"/>
    </style:style>
    <style:style style:name="T17" style:family="text">
      <style:text-properties fo:color="#000000" style:font-name="Times New Roman" fo:font-size="8.5pt" fo:letter-spacing="0.04mm" style:font-size-asian="8.5pt"/>
    </style:style>
    <style:style style:name="T18" style:family="text">
      <style:text-properties fo:color="#000000" style:font-name="Times New Roman" fo:font-size="6.5pt" fo:letter-spacing="0.04mm" style:font-size-asian="6.5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7" draw:style-name="gr2" svg:width="0.03mm" svg:height="0.03mm" svg:x="0mm" svg:y="0mm"><text:p/><draw:enhanced-geometry draw:type="0"/></draw:custom-shape></text:p>
            <text:p text:style-name="P1"/>
            <text:p text:style-name="P1"><text:span text:style-name="T1">THE COMPANIES ACT</text:span></text:p>
            <text:p text:style-name="P1"><text:span text:style-name="T1">(CHAPTER 50)</text:span></text:p>
            <text:p text:style-name="P1"><text:span text:style-name="T1">Section 27 (10) to (12)</text:span></text:p>
            <text:p text:style-name="P4"/>
            <text:p text:style-name="P1"><text:span text:style-name="T2">APPLICATION FOR APPROVAL</text:span></text:p>
            <text:p text:style-name="P1"><text:span text:style-name="T2">AND RESERVATION OF NAME</text:span></text:p>
            <text:p text:style-name="P1"><text:span text:style-name="T2">FOR REGISTRATION OF A</text:span></text:p>
            <text:p text:style-name="P1"><text:span text:style-name="T2">FOREIGN COMPANY</text:span></text:p>
          </table:table-cell>
        </table:table-row>
        <table:table-row table:style-name="Table1.2">
          <table:table-cell table:style-name="Table1.A2" office:value-type="string">
            <text:p text:style-name="P6"/>
            <text:p text:style-name="Standard"/>
            <text:p text:style-name="P3"/>
            <text:p text:style-name="P2"><text:span text:style-name="T2">FORM</text:span></text:p>
            <text:p text:style-name="P2"><text:span text:style-name="T3">14B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5"><text:span text:style-name="T5">Folio No</text:span></text:p>
      <text:p text:style-name="Standard"><text:span text:style-name="T5">Proposed Name(s) of Company:</text:span></text:p>
      <text:p text:style-name="P8"><text:span text:style-name="T6">The Registrar of Companies &amp; Businesses Singapore</text:span></text:p>
      <text:p text:style-name="P9"><text:span text:style-name="T6"><text:tab/> , of<text:tab/></text:span></text:p>
      <text:p text:style-name="P11"><text:span text:style-name="T6"><text:tab/></text:span><text:span text:style-name="T5"> ,*NRIC/Passport No<text:tab/></text:span></text:p>
      <text:p text:style-name="P12"><text:span text:style-name="T7">hereby apply with the prescribed fee of $ <text:tab/></text:span></text:p>
      <text:p text:style-name="P15"><text:span text:style-name="T5">for the approval and reservation of the proposed name for the registration of a foreign company. The name of the foreign company is:</text:span></text:p>
      <text:p text:style-name="P17"><text:span text:style-name="T7">I append hereunder relevant information to support the application:</text:span></text:p>
      <text:p text:style-name="P10"><text:span text:style-name="T8">1 The country of incorporation of the foreign company is:</text:span></text:p>
      <text:p text:style-name="P10"><text:span text:style-name="T9">2 It was incorporated in the country of origin on:</text:span></text:p>
      <text:p text:style-name="P10"><text:span text:style-name="T10">3 Its capital structure is: </text:span><text:span text:style-name="T11">(a) </text:span><text:span text:style-name="T10">Authorised:</text:span></text:p>
      <text:list xml:id="list19748727751" text:style-name="WWNum1">
        <text:list-item>
          <text:p text:style-name="P20"><text:span text:style-name="T6">Issued:</text:span></text:p>
        </text:list-item>
        <text:list-item>
          <text:p text:style-name="P21"><text:span text:style-name="T6">Paid-up:</text:span></text:p>
        </text:list-item>
      </text:list>
      <text:p text:style-name="P22"><text:span text:style-name="T9">4 Its principal activities are:</text:span></text:p>
      <text:list xml:id="list1428206829" text:style-name="WWNum2">
        <text:list-item>
          <text:p text:style-name="P19"/>
        </text:list-item>
      </text:list>
      <text:p text:style-name="P24"><text:span text:style-name="T6">and identified/coded as<text:tab/></text:span><text:span text:style-name="T12"> in the Singapore Standard Industrial Classification.</text:span></text:p>
      <text:list xml:id="list327903742" text:continue-numbering="true" text:style-name="WWNum2">
        <text:list-item>
          <text:p text:style-name="P18"/>
        </text:list-item>
      </text:list>
      <text:p text:style-name="P25"><text:span text:style-name="T6">and identified/coded as<text:tab/></text:span><text:span text:style-name="T12">in the Singapore Standard Industrial Classification.</text:span></text:p>
      <text:p text:style-name="P26"><text:span text:style-name="T7">5. It is also registered as a foreign company in the following countries:</text:span></text:p>
      <text:p text:style-name="P23"><text:span text:style-name="T13">Signature of applicant:<text:tab/></text:span><text:span text:style-name="T12">Name of Company/Firm:</text:span></text:p>
      <text:p text:style-name="P27"><text:span text:style-name="T14">Name of applicant:<text:tab/></text:span><text:span text:style-name="T12">Address of Company/Firm:</text:span></text:p>
      <text:p text:style-name="P28"><text:span text:style-name="T17">*Delete where inapplicable.</text:span></text:p>
      <text:p text:style-name="Standard"><text:bookmark text:name="_GoBack"/></text:p>
      <text:section text:style-name="Sect1" text:name="TextSection">
        <text:p text:style-name="P16"><draw:frame draw:style-name="fr1" text:anchor-type="paragraph" svg:x="91.7mm" svg:y="0.12mm" svg:width="69.85mm" svg:height="27.23mm" draw:z-index="5"><draw:text-box><text:p text:style-name="P31"><text:span text:style-name="T15">For Official Use</text:span></text:p><text:p text:style-name="P33"><text:span text:style-name="T16">Date of Registration: </text:span><text:span text:style-name="T6">Receipt No:</text:span></text:p><text:p text:style-name="P32"><text:span text:style-name="T6">Checked By:</text:span></text:p></draw:text-box></draw:frame><draw:frame draw:style-name="fr1" text:anchor-type="paragraph" svg:x="0mm" svg:y="36.2mm" svg:width="82.55mm" svg:height="2.66mm" draw:z-index="6"><draw:text-box><text:p text:style-name="Frame_20_contents"><text:span text:style-name="T18">Printed by Government Printers</text:span></text:p></draw:text-box></draw:frame><text:soft-page-break/><text:span text:style-name="T15">Lodged in the office of the Registrar of Companies &amp; Businesses by</text:span></text:p>
        <text:p text:style-name="P29"><text:span text:style-name="T6">Name:</text:span></text:p>
        <text:p text:style-name="P13"><text:span text:style-name="T6">Address:</text:span></text:p>
        <text:p text:style-name="P14"><text:span text:style-name="T6">A/c No:<text:tab/>Tel No:</text:span></text:p>
        <text:p text:style-name="P30"><text:span text:style-name="T6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normal" fo:language="en" fo:country="US" style:font-size-asian="10.5pt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normal" fo:language="en" fo:country="US" fo:font-style="italic" style:font-size-asian="10.5pt" style:font-style-asian="italic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9.42mm" fo:margin-bottom="10.04mm" fo:margin-left="24.38mm" fo:margin-right="22.86mm" style:writing-mode="lr-tb" style:layout-grid-color="#c0c0c0" style:layout-grid-lines="2778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4:37:00</meta:creation-date>
    <dc:date>2015-12-16T04:44:00</dc:date>
    <meta:editing-duration>PT7S</meta:editing-duration>
    <meta:generator>LibreOffice/3.5$Linux_X86_64 LibreOffice_project/350m1$Build-2</meta:generator>
    <meta:document-statistic meta:table-count="1" meta:image-count="0" meta:object-count="0" meta:page-count="2" meta:paragraph-count="38" meta:word-count="198" meta:character-count="1231" meta:non-whitespace-character-count="10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